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ami@ubuntu:~/sami_tuominen_ws/src/autoturtle$ roslaunch auto_turtle.launc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06:51:47.474060603</meta:creation-date>
    <dc:date>2021-02-27T06:52:18.092920725</dc:date>
    <meta:editing-duration>PT30S</meta:editing-duration>
    <meta:editing-cycles>1</meta:editing-cycles>
    <meta:document-statistic meta:table-count="0" meta:image-count="0" meta:object-count="0" meta:page-count="1" meta:paragraph-count="1" meta:word-count="3" meta:character-count="75" meta:non-whitespace-character-count="73"/>
    <meta:generator>LibreOffice/6.4.6.2$Linux_X86_64 LibreOffice_project/40$Build-2</meta:generator>
  </office:meta>
</office:document-meta>
</file>